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urier New" style:font-name-asian="Courier New" style:font-name-complex="Courier New" fo:font-style="italic" style:font-style-asian="italic" style:font-style-complex="italic" style:font-family-generic="moder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ie" table:style-name="ta1">
        <table:table-column table:style-name="co1" table:default-cell-style-name="ce1"/>
        <table:table-column table:style-name="co1" table:default-cell-style-name="ce16"/>
        <table:table-column table:style-name="co2" table:default-cell-style-name="ce16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7">
            <text:p>Identification du test</text:p>
          </table:table-cell>
          <table:covered-table-cell/>
          <table:table-cell office:value-type="string" table:style-name="ce3">
            <text:p>Sortie du plateau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7">
            <text:p>Contexte d’exécution</text:p>
          </table:table-cell>
          <table:covered-table-cell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8">
            <text:p>Étapes de test à effectuer</text:p>
          </table:table-cell>
          <table:covered-table-cell/>
          <table:table-cell office:value-type="string" table:style-name="ce3">
            <text:p>Tester les 4 sorties du plateau<text:s/>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Sortie par le haut</text:p>
          </table:table-cell>
          <table:table-cell office:value-type="string" table:style-name="ce9">
            <text:p>Le serpent rentre par le bas</text:p>
          </table:table-cell>
          <table:table-cell office:value-type="string" table:style-name="ce9">
            <text:p>Le serpent rentre par le bas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11">
            <text:p>Sortie par le bas</text:p>
          </table:table-cell>
          <table:table-cell office:value-type="string" table:style-name="ce9">
            <text:p>Le serpent rentre par le haut</text:p>
          </table:table-cell>
          <table:table-cell office:value-type="string" table:style-name="ce9">
            <text:p>Le serpent rentre par le haut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12">
            <text:p>Sortie par la droite</text:p>
          </table:table-cell>
          <table:table-cell office:value-type="string" table:style-name="ce9">
            <text:p>Le serpent rentre par la gauche</text:p>
          </table:table-cell>
          <table:table-cell office:value-type="string" table:style-name="ce9">
            <text:p>Le serpent rentre par la gauch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13">
            <text:p>Sortie par la gauche</text:p>
          </table:table-cell>
          <table:table-cell office:value-type="string" table:style-name="ce9">
            <text:p>Le serpent rentre par la droite</text:p>
          </table:table-cell>
          <table:table-cell office:value-type="string" table:style-name="ce9">
            <text:p>Le serpent rentre par la droi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number-rows-repeated="7" table:style-name="ro4">
          <table:table-cell table:style-name="ce8"/>
          <table:table-cell table:style-name="ce13"/>
          <table:table-cell table:style-name="ce9"/>
          <table:table-cell table:number-columns-repeated="2" table:style-name="ce14"/>
          <table:table-cell table:number-columns-repeated="16379"/>
        </table:table-row>
        <table:table-row table:style-name="ro5">
          <table:table-cell table:style-name="ce8"/>
          <table:table-cell table:number-columns-repeated="2" table:style-name="ce15"/>
          <table:table-cell table:number-columns-repeated="2" table:style-name="ce14"/>
          <table:table-cell table:number-columns-repeated="16379"/>
        </table:table-row>
        <table:table-row table:style-name="ro6">
          <table:table-cell table:style-name="ce14"/>
          <table:table-cell table:number-columns-repeated="2" table:style-name="ce15"/>
          <table:table-cell table:number-columns-repeated="2" table:style-name="ce14"/>
          <table:table-cell table:number-columns-repeated="16379"/>
        </table:table-row>
        <table:table-row table:number-rows-repeated="1048558" table:style-name="ro6">
          <table:table-cell table:number-columns-repeated="16384"/>
        </table:table-row>
      </table:table>
      <table:table table:name="Pomme" table:style-name="ta1">
        <table:table-column table:style-name="co1" table:default-cell-style-name="ce1"/>
        <table:table-column table:style-name="co1" table:default-cell-style-name="ce16"/>
        <table:table-column table:style-name="co2" table:default-cell-style-name="ce16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7">
            <text:p>Identification du test</text:p>
          </table:table-cell>
          <table:covered-table-cell/>
          <table:table-cell office:value-type="string" table:style-name="ce3">
            <text:p>Gestion des pommes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7">
            <text:p>Contexte d’exécution</text:p>
          </table:table-cell>
          <table:covered-table-cell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8">
            <text:p>Étapes de test à effectuer</text:p>
          </table:table-cell>
          <table:covered-table-cell/>
          <table:table-cell office:value-type="string" table:style-name="ce3">
            <text:p>Le serpent mange une pomme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Le serpent mange sa 1ere pomme</text:p>
          </table:table-cell>
          <table:table-cell office:value-type="string" table:style-name="ce9">
            <text:p>Une autre pomme apparaît, le serpent augmente sa taille a 11 et la vitesse augmente</text:p>
          </table:table-cell>
          <table:table-cell office:value-type="string" table:style-name="ce9">
            <text:p>Une autre pomme apparaît, le serpent augmente sa taille a 11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8">
            <text:p>Le serpent mange sa 2ème pomme</text:p>
          </table:table-cell>
          <table:table-cell office:value-type="string" table:style-name="ce9">
            <text:p>Une autre pomme apparaît, le serpent augmente sa taille a 12 et la vitesse augmente</text:p>
          </table:table-cell>
          <table:table-cell office:value-type="string" table:style-name="ce9">
            <text:p>Une autre pomme apparaît, le serpent augmente sa taille a 12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8">
            <text:p>Le serpent mange sa 3ème pomme</text:p>
          </table:table-cell>
          <table:table-cell office:value-type="string" table:style-name="ce9">
            <text:p>Une autre pomme apparaît, le serpent augmente sa taille a 13 et la vitesse augmente</text:p>
          </table:table-cell>
          <table:table-cell office:value-type="string" table:style-name="ce9">
            <text:p>Une autre pomme apparaît, le serpent augmente sa taille a 13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8">
            <text:p>Le serpent mange sa 4ème pomme</text:p>
          </table:table-cell>
          <table:table-cell office:value-type="string" table:style-name="ce9">
            <text:p>Une autre pomme apparaît, le serpent augmente sa taille a 14 et la vitesse augmente</text:p>
          </table:table-cell>
          <table:table-cell office:value-type="string" table:style-name="ce9">
            <text:p>Une autre pomme apparaît, le serpent augmente sa taille a 14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8">
            <text:p>Le serpent mange sa 5ème pomme</text:p>
          </table:table-cell>
          <table:table-cell office:value-type="string" table:style-name="ce9">
            <text:p>Une autre pomme apparaît, le serpent augmente sa taille a 15 et la vitesse augmente</text:p>
          </table:table-cell>
          <table:table-cell office:value-type="string" table:style-name="ce9">
            <text:p>Une autre pomme apparaît, le serpent augmente sa taille a 15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8">
            <text:p>Le serpent mange sa 6ème pomme</text:p>
          </table:table-cell>
          <table:table-cell office:value-type="string" table:style-name="ce9">
            <text:p>Une autre pomme apparaît, le serpent augmente sa taille a 16 et la vitesse augmente</text:p>
          </table:table-cell>
          <table:table-cell office:value-type="string" table:style-name="ce9">
            <text:p>Une autre pomme apparaît, le serpent augmente sa taille a 16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7</text:p>
          </table:table-cell>
          <table:table-cell office:value-type="string" table:style-name="ce8">
            <text:p>Le serpent mange sa 7ème pomme</text:p>
          </table:table-cell>
          <table:table-cell office:value-type="string" table:style-name="ce9">
            <text:p>Une autre pomme apparaît, le serpent augmente sa taille a 17 et la vitesse augmente</text:p>
          </table:table-cell>
          <table:table-cell office:value-type="string" table:style-name="ce9">
            <text:p>Une autre pomme apparaît, le serpent augmente sa taille a 17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8">
            <text:p>Le serpent mange sa 8ème pomme</text:p>
          </table:table-cell>
          <table:table-cell office:value-type="string" table:style-name="ce9">
            <text:p>Une autre pomme apparaît, le serpent augmente sa taille a 18 et la vitesse augmente</text:p>
          </table:table-cell>
          <table:table-cell office:value-type="string" table:style-name="ce9">
            <text:p>Une autre pomme apparaît, le serpent augmente sa taille a 18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office:value-type="string" table:style-name="ce8">
            <text:p>Le serpent mange sa 9ème pomme</text:p>
          </table:table-cell>
          <table:table-cell office:value-type="string" table:style-name="ce9">
            <text:p>Une autre pomme apparaît, le serpent augmente sa taille a 19 et la vitesse augmente</text:p>
          </table:table-cell>
          <table:table-cell office:value-type="string" table:style-name="ce9">
            <text:p>Une autre pomme apparaît, le serpent augmente sa taille a 19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10</text:p>
          </table:table-cell>
          <table:table-cell office:value-type="string" table:style-name="ce8">
            <text:p>Le serpent mange sa 10ème pomme</text:p>
          </table:table-cell>
          <table:table-cell office:value-type="string" table:style-name="ce9">
            <text:p>Une autre pomme apparaît, le serpent augmente sa taille a 20 et la vitesse augmente</text:p>
          </table:table-cell>
          <table:table-cell office:value-type="string" table:style-name="ce9">
            <text:p>Une autre pomme apparaît, le serpent augmente sa taille a 20 et la vitesse augmen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table:style-name="ce8"/>
          <table:table-cell table:style-name="ce13"/>
          <table:table-cell table:style-name="ce9"/>
          <table:table-cell table:number-columns-repeated="2" table:style-name="ce14"/>
          <table:table-cell table:number-columns-repeated="16379"/>
        </table:table-row>
        <table:table-row table:style-name="ro5">
          <table:table-cell table:style-name="ce8"/>
          <table:table-cell table:number-columns-repeated="2" table:style-name="ce15"/>
          <table:table-cell table:number-columns-repeated="2" table:style-name="ce14"/>
          <table:table-cell table:number-columns-repeated="16379"/>
        </table:table-row>
        <table:table-row table:style-name="ro6">
          <table:table-cell table:style-name="ce14"/>
          <table:table-cell table:number-columns-repeated="2" table:style-name="ce15"/>
          <table:table-cell table:number-columns-repeated="2" table:style-name="ce14"/>
          <table:table-cell table:number-columns-repeated="16379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Commentair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Insatisfaisant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Neutre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atisfaisant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itre_160_1" style:display-name="Titre 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Titre_160_2" style:display-name="Titre 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Ethan Merrien</meta:initial-creator>
    <dc:creator/>
    <meta:creation-date>2017-10-20T23:41:04Z</meta:creation-date>
    <dc:date>2024-11-24T22:57:02Z</dc:date>
    <meta:editing-cycles>18</meta:editing-cycles>
  </office:meta>
</office:document-meta>
</file>